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ddc73" officeooo:paragraph-rsid="000ddc73" style:font-weight-asian="bold" style:font-weight-complex="bold"/>
    </style:style>
    <style:style style:name="P2" style:family="paragraph" style:parent-style-name="Standard">
      <style:paragraph-properties fo:break-before="page"/>
      <style:text-properties fo:font-weight="bold" officeooo:rsid="00128fec" officeooo:paragraph-rsid="00128fec" style:font-weight-asian="bold" style:font-weight-complex="bold"/>
    </style:style>
    <style:style style:name="P3" style:family="paragraph" style:parent-style-name="Standard">
      <style:text-properties fo:font-weight="bold" officeooo:rsid="00128fec" officeooo:paragraph-rsid="00128fec" style:font-weight-asian="bold" style:font-weight-complex="bold"/>
    </style:style>
    <style:style style:name="P4" style:family="paragraph" style:parent-style-name="Standard">
      <style:paragraph-properties fo:break-before="page"/>
      <style:text-properties fo:font-weight="bold" officeooo:rsid="001451c4" officeooo:paragraph-rsid="001451c4" style:font-weight-asian="bold" style:font-weight-complex="bold"/>
    </style:style>
    <style:style style:name="P5" style:family="paragraph" style:parent-style-name="Standard">
      <style:text-properties fo:font-weight="bold" officeooo:rsid="001451c4" officeooo:paragraph-rsid="001451c4" style:font-weight-asian="bold" style:font-weight-complex="bold"/>
    </style:style>
    <style:style style:name="P6" style:family="paragraph" style:parent-style-name="Standard">
      <style:text-properties officeooo:rsid="000f7c53" officeooo:paragraph-rsid="000f7c53"/>
    </style:style>
    <style:style style:name="P7" style:family="paragraph" style:parent-style-name="Standard">
      <style:text-properties fo:font-weight="normal" officeooo:rsid="000f7c53" officeooo:paragraph-rsid="000f7c53" style:font-weight-asian="normal" style:font-weight-complex="normal"/>
    </style:style>
    <style:style style:name="P8" style:family="paragraph" style:parent-style-name="Standard">
      <style:text-properties fo:font-weight="normal" officeooo:rsid="00110f43" officeooo:paragraph-rsid="00110f43" style:font-weight-asian="normal" style:font-weight-complex="normal"/>
    </style:style>
    <style:style style:name="P9" style:family="paragraph" style:parent-style-name="Standard">
      <style:text-properties fo:font-weight="normal" officeooo:rsid="00128fec" officeooo:paragraph-rsid="00128fec" style:font-weight-asian="normal" style:font-weight-complex="normal"/>
    </style:style>
    <style:style style:name="P10" style:family="paragraph" style:parent-style-name="Standard">
      <style:text-properties fo:font-weight="normal" officeooo:rsid="001451c4" officeooo:paragraph-rsid="001451c4" style:font-weight-asian="normal" style:font-weight-complex="normal"/>
    </style:style>
    <style:style style:name="P11" style:family="paragraph" style:parent-style-name="Standard">
      <style:text-properties fo:font-weight="normal" officeooo:rsid="001451c4" officeooo:paragraph-rsid="001451c4" style:font-weight-asian="normal" style:font-weight-complex="normal"/>
    </style:style>
    <style:style style:name="P12" style:family="paragraph" style:parent-style-name="Standard">
      <style:paragraph-properties fo:break-before="page"/>
      <style:text-properties fo:font-weight="bold" officeooo:rsid="001451c4" officeooo:paragraph-rsid="001451c4" style:font-weight-asian="bold" style:font-weight-complex="bold"/>
    </style:style>
    <style:style style:name="P13" style:family="paragraph" style:parent-style-name="Standard">
      <style:text-properties fo:font-weight="bold" officeooo:rsid="001451c4" officeooo:paragraph-rsid="001451c4" style:font-weight-asian="bold" style:font-weight-complex="bold"/>
    </style:style>
    <style:style style:name="P14" style:family="paragraph" style:parent-style-name="Standard">
      <style:paragraph-properties fo:break-before="page"/>
      <style:text-properties fo:font-weight="bold" officeooo:rsid="001f9285" officeooo:paragraph-rsid="001f9285" style:font-weight-asian="bold" style:font-weight-complex="bold"/>
    </style:style>
    <style:style style:name="T1" style:family="text">
      <style:text-properties fo:font-size="18pt" style:text-underline-style="none"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udemy.com/course/mastering-collaboration-work-together-for-the-best-results/" text:style-name="Internet_20_link" text:visited-style-name="Visited_20_Internet_20_Link"><text:span text:style-name="T1">Mastering Collaboration: Work together for the best results</text:span></text:a></text:h>
      <text:p text:style-name="Standard"/>
      <text:p text:style-name="P1">OVERVIEW</text:p>
      <text:p text:style-name="Standard"/>
      <text:p text:style-name="Standard">Hey, guys, I'm Evan Kimbrough, and welcome to my course on collaboration.</text:p>
      <text:p text:style-name="Standard"/>
      <text:p text:style-name="Standard">Did you know that nearly 75 percent of employers were at teamwork and collaboration as one of their most important activities?</text:p>
      <text:p text:style-name="Standard"/>
      <text:p text:style-name="Standard">Yet on the same hand, less than one fifth of employers actually invest resources into making sure their teams are collaborating effectively.</text:p>
      <text:p text:style-name="Standard"/>
      <text:p text:style-name="Standard">Did you also know that 86 percent of employees and executives cite lack of collaboration or ineffective communication for most of their workplace failures?</text:p>
      <text:p text:style-name="Standard"/>
      <text:p text:style-name="Standard">Well, it goes without saying that your ability to collaborate effectively with your teammates and inspire collaboration could be the difference between success and failure.</text:p>
      <text:p text:style-name="Standard"/>
      <text:p text:style-name="Standard">Collaboration doesn't mean just how to brainstorm together.</text:p>
      <text:p text:style-name="Standard"/>
      <text:p text:style-name="Standard">It means how to bring together multiple viewpoints, workflows, sets of experience and interests, and then put it all together for a better outcome.</text:p>
      <text:p text:style-name="Standard"/>
      <text:p text:style-name="Standard">Some of the best products in the world have been built through cross departmental collaboration.</text:p>
      <text:p text:style-name="Standard"/>
      <text:p text:style-name="Standard">The more you understand how to work together and bridge the gap between your teammates, the more likely you're going to be to put together something that really is world class.</text:p>
      <text:p text:style-name="Standard"/>
      <text:p text:style-name="Standard">That's what we're going to cover and focus on in this course.</text:p>
      <text:p text:style-name="Standard"/>
      <text:p text:style-name="Standard">By the end of the course, you'll have helpful ideas about how to collaborate with anyone.</text:p>
      <text:p text:style-name="Standard"/>
      <text:p text:style-name="Standard">We'll look at how collaborative teams work from the perspective of a team member to a leader, and how teams operate across departments and within online workplaces.</text:p>
      <text:p text:style-name="Standard"/>
      <text:p text:style-name="Standard">And this course will cover how you can work on, create and lead a collaborative team, overcome differences with colleagues and achieve collaborative goals, conduct effective collaborative team meetings, improve online collaboration, and develop a culture of collaboration that benefits your company well into the future.</text:p>
      <text:p text:style-name="Standard"/>
      <text:p text:style-name="Standard">You'll be able to apply these ideas and best practices immediately, finding new and valuable ways to work with and inspire teammates.</text:p>
      <text:p text:style-name="Standard"/>
      <text:p text:style-name="Standard">These lessons will benefit employees hoping to do better work and complete great projects, and leaders trying to develop stronger teams by promoting a collaborative culture in their workplace.</text:p>
      <text:p text:style-name="Standard"/>
      <text:p text:style-name="Standard">So if you're ready to get started, I'll see you in the first lecture.</text:p>
      <text:p text:style-name="P6"><text:soft-page-break/>Important concept: the benefits of collaboration</text:p>
      <text:p text:style-name="P6"/>
      <text:p text:style-name="P6">So collaboration is an essential part of how businesses get work done today as individuals, we might possess many of the skills needed to complete a given project, but not always.</text:p>
      <text:p text:style-name="P6"/>
      <text:p text:style-name="P6">And it's usually pretty inefficient to require one person to do it all.</text:p>
      <text:p text:style-name="P6"/>
      <text:p text:style-name="P6">Most people have unique strengths that they want to focus on, so they end up specializing in something like a doctor becoming a podiatrist or a mechanic specializing in motorcycles.</text:p>
      <text:p text:style-name="P6"/>
      <text:p text:style-name="P6">But when specialists come together as a team, their individual skills and expertise can fit together like a perfect set of puzzle pieces by working together and using their shared experience to make decisions.</text:p>
      <text:p text:style-name="P6"/>
      <text:p text:style-name="P6">It allows teams to accomplish great things together.</text:p>
      <text:p text:style-name="P6"/>
      <text:p text:style-name="P6">This is the essence of collaboration.</text:p>
      <text:p text:style-name="P6"/>
      <text:p text:style-name="P6">When people collaborate, they share decisions and the responsibility for the outcome of what they're working on.</text:p>
      <text:p text:style-name="P6"/>
      <text:p text:style-name="P6">This is different from just plain old cooperation where people focus on their own work and get along or help others only when necessary.</text:p>
      <text:p text:style-name="P6"/>
      <text:p text:style-name="P6">For example, an advance team might need to plan and organize a series of webinars.</text:p>
      <text:p text:style-name="P6"/>
      <text:p text:style-name="P6">Let's say one of the event managers has the great idea to look at past webinars, see which ones are most popular, and then based some new ideas off of those.</text:p>
      <text:p text:style-name="P6"/>
      <text:p text:style-name="P6">So she asks another team member who has access to that attendee data to share it. And he does.</text:p>
      <text:p text:style-name="P6"/>
      <text:p text:style-name="P6">That's cooperation.</text:p>
      <text:p text:style-name="P6"/>
      <text:p text:style-name="P6">One person makes a request to, the other person follows through.</text:p>
      <text:p text:style-name="P6"/>
      <text:p text:style-name="P6">But if the two of them met, looked at the data, discuss their findings and came up with a list of popular topics together.</text:p>
      <text:p text:style-name="P6"/>
      <text:p text:style-name="P6">Now, actually, you're talking about real collaboration.</text:p>
      <text:p text:style-name="P6"/>
      <text:p text:style-name="P6">So individual team members could see a number of benefits from various kinds of collaboration.</text:p>
      <text:p text:style-name="P6"/>
      <text:p text:style-name="P6">Number one, it improves their work.</text:p>
      <text:p text:style-name="P6"/>
      <text:p text:style-name="P6">When you get more people involved.</text:p>
      <text:p text:style-name="P6"/>
      <text:p text:style-name="P6">The combination of everyone's insights will usually result in a better mix of ideas leading to more effective or accurate solutions in the end.</text:p>
      <text:p text:style-name="P6"/>
      <text:p text:style-name="P6">Number two, it speeds up work.</text:p>
      <text:p text:style-name="P6"><text:soft-page-break/></text:p>
      <text:p text:style-name="P6">Collaboration may allow teammates to divide up some of the work meeting, they complete tasks and projects more quickly.</text:p>
      <text:p text:style-name="P6"/>
      <text:p text:style-name="P6">Number three, you might learn new skills and techniques.</text:p>
      <text:p text:style-name="P6"/>
      <text:p text:style-name="P6">Teammates can get out of their personal bubble and see how other people do things.</text:p>
      <text:p text:style-name="P6"/>
      <text:p text:style-name="P6">If they see something valuable, they can add it to their personal set of skills and techniques.</text:p>
      <text:p text:style-name="P6"/>
      <text:p text:style-name="P6">Number four, you get to understand your business better.</text:p>
      <text:p text:style-name="P6"/>
      <text:p text:style-name="P6">As more people share their ideas and perspectives, you begin to understand their roles and yours within the business.</text:p>
      <text:p text:style-name="P6"/>
      <text:p text:style-name="P6">In the future, ideas should be more focused and relevant to the business.</text:p>
      <text:p text:style-name="P6"/>
      <text:p text:style-name="P6">Number five, as you get to develop interpersonal skills every time you work with someone else, is a chance to develop basic conversational skills, not to mention other quote unquote, people skills like problem solving, conflict resolution and even negotiation.</text:p>
      <text:p text:style-name="P6"/>
      <text:p text:style-name="P6">Number six is safety and support.</text:p>
      <text:p text:style-name="P6"/>
      <text:p text:style-name="P6">Collaboration shouldn't replace the work you do, but knowing you have trustworthy, capable partners, offers reassurance when dealing with complex or challenging problems.</text:p>
      <text:p text:style-name="P6"/>
      <text:p text:style-name="P6">So collaboration really increases the chance for talented people to do great work together.</text:p>
      <text:p text:style-name="P6"/>
      <text:p text:style-name="P6">And this is what team leaders and managers hope for when they assemble teams or launch projects involving people with multiple skills and backgrounds.</text:p>
      <text:p text:style-name="P6"/>
      <text:p text:style-name="P6">In fact, while individual team members can realize benefits from collaboration, managers and businesses as a whole could see benefits as well.</text:p>
      <text:p text:style-name="P6"/>
      <text:p text:style-name="P6">In general, it shortens development time with more people working on a project.</text:p>
      <text:p text:style-name="P6"/>
      <text:p text:style-name="P6">It should speed up the process of development of new products, events or whatever teams are producing.</text:p>
      <text:p text:style-name="P6"/>
      <text:p text:style-name="P6">Should also lower cost with collaboration, teams should be able to complete projects more efficiently more often.</text:p>
      <text:p text:style-name="P6"/>
      <text:p text:style-name="P6">this could mean teams are able to produce more for less lowering costs and improving their capacity.</text:p>
      <text:p text:style-name="P6"/>
      <text:p text:style-name="P6">It should also improve scalability with efficient collaboration.</text:p>
      <text:p text:style-name="P6"/>
      <text:p text:style-name="P6">Adding more people and other resources to the mix, should allow teams to produce and complete even more going forward. </text:p>
      <text:p text:style-name="P6"/>
      <text:p text:style-name="P6"><text:soft-page-break/>Should also increase trust across the business.</text:p>
      <text:p text:style-name="P6"/>
      <text:p text:style-name="P6">Collaboration allows people from various groups to work together, united behind a common goal.</text:p>
      <text:p text:style-name="P6"/>
      <text:p text:style-name="P6">Any barriers between groups will break down a shared goal, become more normal in the company.</text:p>
      <text:p text:style-name="P6"/>
      <text:p text:style-name="P6">And then it should also increase flexibility as the business grows.</text:p>
      <text:p text:style-name="P6"/>
      <text:p text:style-name="P6">When a business is collaborative by nature, the people and groups are welcome challenges and remain flexible, through change.</text:p>
      <text:p text:style-name="P6"/>
      <text:p text:style-name="P6">Regular collaboration will help a business grow and thrive.</text:p>
      <text:p text:style-name="P6"/>
      <text:p text:style-name="P6">So collaboration isn't just a way of working. It's also a mindset.</text:p>
      <text:p text:style-name="P6"/>
      <text:p text:style-name="P6">And when two or more people successfully collaborate, there's another great benefit they usually experience, and that's establishing credibility.</text:p>
      <text:p text:style-name="P6"/>
      <text:p text:style-name="P6">Collaborating with new people is challenging because you're not sure if you can trust them and you're not sure if they even have any skills or talent to begin with.</text:p>
      <text:p text:style-name="P6"/>
      <text:p text:style-name="P7">By doing great work and working well with others, you will earn credibility with your colleagues and credibility is a valuable thing.</text:p>
      <text:p text:style-name="P7"/>
      <text:p text:style-name="P7">As you do more work together, it means people will look to you for help.</text:p>
      <text:p text:style-name="P7"/>
      <text:p text:style-name="P7">They'll give more weight to your ideas and they'll be more willing to trust you with important work.</text:p>
      <text:p text:style-name="P7"/>
      <text:p text:style-name="P7">And successful collaboration can affect leadership as well.</text:p>
      <text:p text:style-name="P7"/>
      <text:p text:style-name="P7">When teammates believe in collaboration, they'll look for more opportunities to work with other talented people.</text:p>
      <text:p text:style-name="P7"/>
      <text:p text:style-name="P7">But when leadership sees the value of it, they'll encourage more collaboration across the company.</text:p>
      <text:p text:style-name="P7"/>
      <text:p text:style-name="P7">So they'll provide tools to make it happen and they'll hire people who believe in it as well.</text:p>
      <text:p text:style-name="P7"/>
      <text:p text:style-name="P7">So there's plenty of benefits for everyone in a business when they embrace collaboration.</text:p>
      <text:p text:style-name="P7"/>
      <text:p text:style-name="P7">As we continue through these lectures, we're going to talk more about how individuals, leaders and businesses can use collaboration to accomplish their goals.</text:p>
      <text:p text:style-name="P7"/>
      <text:p text:style-name="P8">Thank you</text:p>
      <text:p text:style-name="P8"/>
      <text:p text:style-name="P8"/>
      <text:p text:style-name="P8"/>
      <text:p text:style-name="P8"/>
      <text:p text:style-name="P2">section 2: being a part of a collaborative team</text:p>
      <text:p text:style-name="P3">how collaborative team work</text:p>
      <text:p text:style-name="P9"/>
      <text:p text:style-name="P9">So we talked about many of the benefits of collaboration in our last lecture, but how does it actually work?</text:p>
      <text:p text:style-name="P9"/>
      <text:p text:style-name="P9">What do people do when they say, collaborate?</text:p>
      <text:p text:style-name="P9"/>
      <text:p text:style-name="P9">It's not just good teamwork and cooperation between co-workers, regardless of the industry.</text:p>
      <text:p text:style-name="P9"/>
      <text:p text:style-name="P9">Teams with good collaboration will usually do the following.</text:p>
      <text:p text:style-name="P9"/>
      <text:p text:style-name="P9">They generally collectively define the goals of their team.</text:p>
      <text:p text:style-name="P9"/>
      <text:p text:style-name="P9">Everyone on the team comes to a consensus on goals and how they'll achieve them.</text:p>
      <text:p text:style-name="P9"/>
      <text:p text:style-name="P9">Then, by defining these goals together, teammates generally believe in those goals more than if they were determined by someone else.</text:p>
      <text:p text:style-name="P9"/>
      <text:p text:style-name="P9">So they determine their purpose as a group.</text:p>
      <text:p text:style-name="P9"/>
      <text:p text:style-name="P9">Then they agree on roles and assigned tasks.</text:p>
      <text:p text:style-name="P9"/>
      <text:p text:style-name="P9">Team members might volunteer for tasks or take assigned roles based on their strengths and interests.</text:p>
      <text:p text:style-name="P9"/>
      <text:p text:style-name="P9">Collaboration doesn't mean everyone works on every part of the project.</text:p>
      <text:p text:style-name="P9"/>
      <text:p text:style-name="P9">Not everyone has the same skills or interests to say, design graphics or write code, for example.</text:p>
      <text:p text:style-name="P9"/>
      <text:p text:style-name="P9">So people use their skills and work on the most appropriate tasks, allowing the team to make the most progress they can.</text:p>
      <text:p text:style-name="P9"/>
      <text:p text:style-name="P9">Then usually collaborative teams openly share information and their work with each other.</text:p>
      <text:p text:style-name="P9"/>
      <text:p text:style-name="P9">It's vital for teams to share what they discuss, learn and create along the way.</text:p>
      <text:p text:style-name="P9"/>
      <text:p text:style-name="P9">This sharing could happen within meetings or inside collaborative tools and platforms.</text:p>
      <text:p text:style-name="P9"/>
      <text:p text:style-name="P9">This ensures nobody is left behind.</text:p>
      <text:p text:style-name="P9"/>
      <text:p text:style-name="P9">They see all the steps of a process being completed and understand why things are happening or why choices are being made.</text:p>
      <text:p text:style-name="P9"/>
      <text:p text:style-name="P9">Then they usually work together to make important decisions.</text:p>
      <text:p text:style-name="P9"/>
      <text:p text:style-name="P9">Collaborative teams use everyone's experience and expertise to work through challenging questions or problems.</text:p>
      <text:p text:style-name="P9"/>
      <text:p text:style-name="P9">But not everyone will always agree, and that's perfectly fine.</text:p>
      <text:p text:style-name="P9"><text:soft-page-break/></text:p>
      <text:p text:style-name="P9">It can be helpful to debate ideas, work through concerns, and then come to a consensus that satisfies the team's goals.</text:p>
      <text:p text:style-name="P9"/>
      <text:p text:style-name="P9">But not all decisions have to be group decisions.</text:p>
      <text:p text:style-name="P9"/>
      <text:p text:style-name="P9">Collaborative teams could also empower individuals to make certain decisions when appropriate. So work in progress without delay.</text:p>
      <text:p text:style-name="P9"/>
      <text:p text:style-name="P9">A group might determine they need code written to, let's say, connect to different systems.</text:p>
      <text:p text:style-name="P9"/>
      <text:p text:style-name="P9">But you probably don't need group consensus on, say, what language the developer will write the program in and collaborative teams treat each other with trust and respect.</text:p>
      <text:p text:style-name="P9"/>
      <text:p text:style-name="P9">These teams will welcome and embrace differences, especially when teammates offer new skills and experience.</text:p>
      <text:p text:style-name="P9"/>
      <text:p text:style-name="P9">To accomplish their goals, they'll need to believe in their teammates and their abilities to get work done.</text:p>
      <text:p text:style-name="P9"/>
      <text:p text:style-name="P9">But regardless of the business or the industry or and most teams still require people to assume certain kinds of roles.</text:p>
      <text:p text:style-name="P9"/>
      <text:p text:style-name="P9">Let me explain what I mean.</text:p>
      <text:p text:style-name="P9"/>
      <text:p text:style-name="P9">For instance, teams usually have a team leader, someone who leads discussions, helps the group maintain focus on goals and keeps people on task.</text:p>
      <text:p text:style-name="P9"/>
      <text:p text:style-name="P9">The leader may be assigned by someone above them to lead the team, or it could be the person who started the group.</text:p>
      <text:p text:style-name="P9"/>
      <text:p text:style-name="P9">Whoever it is, they need to maintain a focus on goals, both short term and long term.</text:p>
      <text:p text:style-name="P9"/>
      <text:p text:style-name="P9">Many teams often have a communicator or a liaison.</text:p>
      <text:p text:style-name="P9"/>
      <text:p text:style-name="P9">This is someone who communicates on behalf of the group.</text:p>
      <text:p text:style-name="P9"/>
      <text:p text:style-name="P9">They're usually the one typing up notes during meetings, sending out messages and reminders and maybe even adding details to shareable documents so people can review them later.</text:p>
      <text:p text:style-name="P9"/>
      <text:p text:style-name="P9">They might also share findings with other groups, stakeholders who don't come to every meeting, but need to be kept in the loop.</text:p>
      <text:p text:style-name="P9"/>
      <text:p text:style-name="P9">Many teams also have researchers, people who are good at digging into various sources to find information or data.</text:p>
      <text:p text:style-name="P9"/>
      <text:p text:style-name="P9">Teams might be tasked with choosing between options like a new CMS platform or a location for an upcoming event.</text:p>
      <text:p text:style-name="P9"/>
      <text:p text:style-name="P9"><text:soft-page-break/>Researchers might be assigned to each option to review their advantages, disadvantages, an overall effect.</text:p>
      <text:p text:style-name="P9"/>
      <text:p text:style-name="P9">And some teams might also have an editor or a QA person quality assurance person of some kind.</text:p>
      <text:p text:style-name="P9"/>
      <text:p text:style-name="P9">These people help review and check the quality of whatever the group produces.</text:p>
      <text:p text:style-name="P9"/>
      <text:p text:style-name="P9">These people usually have broad knowledge and could spot problems that need to be fixed.</text:p>
      <text:p text:style-name="P9"/>
      <text:p text:style-name="P9">There may be other roles as well, but some teammates might naturally assume some of these roles based on their skills and personality.</text:p>
      <text:p text:style-name="P9"/>
      <text:p text:style-name="P9">For example, introvert might avoid a role where they have to lead meetings but be perfectly happy researching data about solutions they're working on.</text:p>
      <text:p text:style-name="P9"/>
      <text:p text:style-name="P9">So team members may assume multiple kinds of roles on a collaborative team.</text:p>
      <text:p text:style-name="P9"/>
      <text:p text:style-name="P9">They'll focus on their assigned work like a copywriter tasked with writing up marketing messaging for a campaign.</text:p>
      <text:p text:style-name="P9"/>
      <text:p text:style-name="P9">But they might also assume a team role, such as the communicator who posts updates on behalf of the group on a project management platform.</text:p>
      <text:p text:style-name="P9"/>
      <text:p text:style-name="P9">Some of these roles will be easy to determine based on what people do and are passionate about.</text:p>
      <text:p text:style-name="P9"/>
      <text:p text:style-name="P9">Other roles maybe fill just simply out of necessity, but within a collaboration group, that's perfectly fine.</text:p>
      <text:p text:style-name="P9"/>
      <text:p text:style-name="P10">Thankyou</text:p>
      <text:p text:style-name="P10"/>
      <text:p text:style-name="P10"/>
      <text:p text:style-name="P10"/>
      <text:p text:style-name="P4">the challenge of working in collaborative team</text:p>
      <text:p text:style-name="P10"/>
      <text:p text:style-name="P10">All right, guys, welcome back.</text:p>
      <text:p text:style-name="P10"/>
      <text:p text:style-name="P10">So we've talked about benefits and how collaborative teams work, but what about when they don't?</text:p>
      <text:p text:style-name="P10"/>
      <text:p text:style-name="P10">For some people, working with others isn't their first choice.</text:p>
      <text:p text:style-name="P10"/>
      <text:p text:style-name="P10">Lots of people prefer to work alone, make their own decisions and pour their passion into something on their own because, well, maybe they think it's easier, quicker or more focus that way.</text:p>
      <text:p text:style-name="P10"/>
      <text:p text:style-name="P10">These assumptions are usually only true when it comes to simple tasks.</text:p>
      <text:p text:style-name="P10"/>
      <text:p text:style-name="P10">When you consider bigger projects, collaboration really becomes valuable about that assumption that working alone is easier and takes less time.</text:p>
      <text:p text:style-name="P10"/>
      <text:p text:style-name="P10">Sure.</text:p>
      <text:p text:style-name="P10"/>
      <text:p text:style-name="P10">You know, there's no meetings to organize and a team of one.</text:p>
      <text:p text:style-name="P10"/>
      <text:p text:style-name="P10">But can you realistically handle everything required with more complex projects sharing responsibility and dividing up work can significantly speed up results.</text:p>
      <text:p text:style-name="P10"/>
      <text:p text:style-name="P10">So hanging a picture on a wall is a task you could do by yourself.</text:p>
      <text:p text:style-name="P10"/>
      <text:p text:style-name="P10">But if I'm building a whole house, you better believe I want a team with me.</text:p>
      <text:p text:style-name="P10"/>
      <text:p text:style-name="P10">Some people assume it's easier for them to make their own decisions. </text:p>
      <text:p text:style-name="P10"/>
      <text:p text:style-name="P10">Easier sure.</text:p>
      <text:p text:style-name="P10"/>
      <text:p text:style-name="P10">But is it smarter?</text:p>
      <text:p text:style-name="P10"/>
      <text:p text:style-name="P10">Not always.</text:p>
      <text:p text:style-name="P10"/>
      <text:p text:style-name="P10">We try to make good decisions, but it doesn't always work out.</text:p>
      <text:p text:style-name="P10"/>
      <text:p text:style-name="P10">And even if we research something new and look for options, it does take a lot of time when we can rely on the experience and expertise of a team, while insurers will make better decisions more often and more quickly.</text:p>
      <text:p text:style-name="P10"/>
      <text:p text:style-name="P10">And some people might assume that nobody cares about their work as much as they do now.</text:p>
      <text:p text:style-name="P10"/>
      <text:p text:style-name="P10">That might be true, and you should care about your work a great deal.</text:p>
      <text:p text:style-name="P10"/>
      <text:p text:style-name="P10">But caring a lot isn't the same as doing great work.</text:p>
      <text:p text:style-name="P10"/>
      <text:p text:style-name="P10">When your work is part of a bigger picture and it almost always is, you'll find other passionate people care about their work as well.</text:p>
      <text:p text:style-name="P10"><text:soft-page-break/></text:p>
      <text:p text:style-name="P10">But when you bring these passionate people together and share goals, suddenly the possibilities multiply.</text:p>
      <text:p text:style-name="P10"/>
      <text:p text:style-name="P10">Collaboration means owning something and accomplishing more together, and it's something you can all take pride in.</text:p>
      <text:p text:style-name="P10"/>
      <text:p text:style-name="P10">So you've got to challenge these assumptions and give this kind of teamwork a chance.</text:p>
      <text:p text:style-name="P10"/>
      <text:p text:style-name="P10">And when you're thrown into a collaborative environment, when you're meeting and working with others, you might still be unsure of how you'll be able to accomplish more.</text:p>
      <text:p text:style-name="P10"/>
      <text:p text:style-name="P10">If you're being encouraged to share and not do everything yourself, it might take some practice to find that balance.</text:p>
      <text:p text:style-name="P10"/>
      <text:p text:style-name="P10">But here's a few ways you could be a better collaborative team member.</text:p>
      <text:p text:style-name="P10"/>
      <text:p text:style-name="P10">number one is be a good listener.</text:p>
      <text:p text:style-name="P10"/>
      <text:p text:style-name="P10">It's painfully obvious, but when other people talk, you need to pay attention to what they're saying, process the ideas they're sharing and figure out if you can add to it.</text:p>
      <text:p text:style-name="P10"/>
      <text:p text:style-name="P10">Number two is trust your teammates.</text:p>
      <text:p text:style-name="P10"/>
      <text:p text:style-name="P10">When others share ideas, it's natural for some people to look for ways to challenge it, to try and poke holes in ideas, instead assume they're right and try to support their idea.</text:p>
      <text:p text:style-name="P10"/>
      <text:p text:style-name="P10">Don't blindly do this, though.</text:p>
      <text:p text:style-name="P10"/>
      <text:p text:style-name="P10">If their idea doesn't hold water, perhaps it needs work, but there are usually multiple ways to solve a problem.</text:p>
      <text:p text:style-name="P10"/>
      <text:p text:style-name="P10">Trust your teammates expertise and consider how their idea would work.</text:p>
      <text:p text:style-name="P10"/>
      <text:p text:style-name="P10">But this is number three, challenge others constructively.</text:p>
      <text:p text:style-name="P10"/>
      <text:p text:style-name="P10">If you have a different opinion, be respectful and polite when you share it.</text:p>
      <text:p text:style-name="P10"/>
      <text:p text:style-name="P10">An idea is lacking something lenders ask for clarification, raise issues or details the other person might not have thought of.</text:p>
      <text:p text:style-name="P10"/>
      <text:p text:style-name="P10">But always remember you're on the same team and that there's really no points for being right.</text:p>
      <text:p text:style-name="P10"/>
      <text:p text:style-name="P10">Your goal shouldn't be to shoot down ideas.</text:p>
      <text:p text:style-name="P10"/>
      <text:p text:style-name="P10">It should be to improve them.</text:p>
      <text:p text:style-name="P10"/>
      <text:p text:style-name="P10">Number four is trust in the process.</text:p>
      <text:p text:style-name="P10"/>
      <text:p text:style-name="P10"><text:soft-page-break/>If your team has agreed on a process to follow and get work done, make sure you're following it.</text:p>
      <text:p text:style-name="P10"/>
      <text:p text:style-name="P10">Each team member is relying on the others to do certain jobs.</text:p>
      <text:p text:style-name="P10"/>
      <text:p text:style-name="P10">Any change could delay or break the process.</text:p>
      <text:p text:style-name="P10"/>
      <text:p text:style-name="P10">However, if you found a way to speed up or improve the process, take your ideas to the team and they might see the value in it as well.</text:p>
      <text:p text:style-name="P10"/>
      <text:p text:style-name="P10">So as you can see, there's a lot of trust needed for a collaborative team to work.</text:p>
      <text:p text:style-name="P10"/>
      <text:p text:style-name="P10">And in general, trust is something that's earned, not given.</text:p>
      <text:p text:style-name="P10"/>
      <text:p text:style-name="P10">It comes from experience, working with others and talking to them, solving problems with them.</text:p>
      <text:p text:style-name="P10"/>
      <text:p text:style-name="P10">But with a collaborative process, it's OK to doubt your teammates at first, it's really only human.</text:p>
      <text:p text:style-name="P10"/>
      <text:p text:style-name="P10">What you should trust, however, is the process by adopting a working style that allows you to benefit from the experience and expertise and others, you'll be able to accomplish a whole lot more.</text:p>
      <text:p text:style-name="P10"/>
      <text:p text:style-name="P10">So be a good listener, consider their ideas, believe in your collective goals, and put your trust in the collaborative process.</text:p>
      <text:p text:style-name="P10"/>
      <text:p text:style-name="P10">Right, guys?</text:p>
      <text:p text:style-name="P10"/>
      <text:p text:style-name="P10">That's it for now.</text:p>
      <text:p text:style-name="P10"/>
      <text:p text:style-name="P10">See you next lecture.</text:p>
      <text:p text:style-name="P10"/>
      <text:p text:style-name="P4">overcoming differences to ensure collaboration</text:p>
      <text:p text:style-name="P10"/>
      <text:p text:style-name="P10">Hey, guys, welcome back.</text:p>
      <text:p text:style-name="P10"/>
      <text:p text:style-name="P10">In the last lecture, we discussed a number of challenges related to working on a collaborative team.</text:p>
      <text:p text:style-name="P10"/>
      <text:p text:style-name="P10">Some of those challenges are based on assumptions and doubts about how well people will work together, with some faith and trust in the process, while it could deliver some great results.</text:p>
      <text:p text:style-name="P10"/>
      <text:p text:style-name="P10">But everyone is different in their own way.</text:p>
      <text:p text:style-name="P10"/>
      <text:p text:style-name="P10">So there will naturally be differences in how things come together, from the biggest decisions the group makes to little things like what to order for lunch.</text:p>
      <text:p text:style-name="P10"/>
      <text:p text:style-name="P10">And seriously, if you don't think that's enough of an issue to divide people, go ahead, ask 10 people what they want to eat and you'll probably get 10 different answers.</text:p>
      <text:p text:style-name="P10"/>
      <text:p text:style-name="P10">Collaborative teams should be formed around people with different backgrounds and certainly a range of ages, genders with various cultural, even religious beliefs.</text:p>
      <text:p text:style-name="P10"/>
      <text:p text:style-name="P10">Since this is the 21st century, unless you're watching this and twenty second century, those differences shouldn't frighten us at all.</text:p>
      <text:p text:style-name="P10"/>
      <text:p text:style-name="P10">In fact, when you bring a wide range of experience and skills to a group, you're going to witness some really interesting and different ways of thinking, to generate creative and innovative ideas that will solve the problems were tasked with.</text:p>
      <text:p text:style-name="P10"/>
      <text:p text:style-name="P10">We need to embrace diversity of ideas.</text:p>
      <text:p text:style-name="P10"/>
      <text:p text:style-name="P10">So here's some thoughts on how to make this easier.</text:p>
      <text:p text:style-name="P10"/>
      <text:p text:style-name="P10">Now, first chance you get, give your team an opportunity to get to know each other.</text:p>
      <text:p text:style-name="P10"/>
      <text:p text:style-name="P10">There might not be a whole lot of time for, say, small talk or socializing, but it can help a lot to know your project partners on a more personal level.</text:p>
      <text:p text:style-name="P10"/>
      <text:p text:style-name="P10">If you have a project kickoff meeting, maybe have a lunch as well.</text:p>
      <text:p text:style-name="P10"/>
      <text:p text:style-name="P10">Invite team members out for a beer after a meeting.</text:p>
      <text:p text:style-name="P10"/>
      <text:p text:style-name="P10">You don't need to become best friends, though.</text:p>
      <text:p text:style-name="P10"/>
      <text:p text:style-name="P10">The idea is that people usually have a better chance of working out differences, if they know each other better on a personal level.</text:p>
      <text:p text:style-name="P10"/>
      <text:p text:style-name="P10">But disagreements are only natural, especially when creative people come up with really creative solutions or ideas.</text:p>
      <text:p text:style-name="P10"/>
      <text:p text:style-name="P10">Just remember, conflict is a natural and shouldn't be avoided.</text:p>
      <text:p text:style-name="P10"><text:soft-page-break/></text:p>
      <text:p text:style-name="P10">It's useful for working through ideas and validating great ones.</text:p>
      <text:p text:style-name="P10"/>
      <text:p text:style-name="P10">When you're facing disagreements within your collaborative group, it helps to follow some of these best practices.</text:p>
      <text:p text:style-name="P10"/>
      <text:p text:style-name="P10">Number one is remain calm, try not to get frustrated, just continue to treat everyone with respect and assume you'll be able to figure out a solution.</text:p>
      <text:p text:style-name="P10"/>
      <text:p text:style-name="P10">Remember, you're not in this alone and these people are not opponents.</text:p>
      <text:p text:style-name="P10"/>
      <text:p text:style-name="P10">They're teammates.</text:p>
      <text:p text:style-name="P10"/>
      <text:p text:style-name="P10">Number two, if you're on one side of the argument, ask the other person to explain their opinion or reasons for something.</text:p>
      <text:p text:style-name="P10"/>
      <text:p text:style-name="P10">There might be something in their response that helps you understand their perspective, or that could help you reinforce a different approach.</text:p>
      <text:p text:style-name="P10"/>
      <text:p text:style-name="P10">For example, the other person might prefer their idea because they believe it's less expensive, but you might be able to point out that there are related costs that will make it just as expensive as your choice, if not more.</text:p>
      <text:p text:style-name="P10"/>
      <text:p text:style-name="P10">Number three is, then take a chance to explain your own opinion and reasons behind your idea.</text:p>
      <text:p text:style-name="P10"/>
      <text:p text:style-name="P10">There might be an angle they haven't thought of yet that would help them understand your intentions.</text:p>
      <text:p text:style-name="P10"/>
      <text:p text:style-name="P10">But it might also lead to a discovery like this scenario and describe where you think your choice is less expensive.</text:p>
      <text:p text:style-name="P10"/>
      <text:p text:style-name="P10">But, someone might point out, hey, it's not.</text:p>
      <text:p text:style-name="P10"/>
      <text:p text:style-name="P10">And that leads to the next tip, which is number four, be open to other ideas.</text:p>
      <text:p text:style-name="P10"/>
      <text:p text:style-name="P10">It's very easy for people to latch onto an idea and not want to give it up.</text:p>
      <text:p text:style-name="P10"/>
      <text:p text:style-name="P10">But trust in the power of a collaborative process when multiple brains are working on a problem, it could make it much easier to locate the best idea of a bunch.</text:p>
      <text:p text:style-name="P10"/>
      <text:p text:style-name="P10">The open to this possibility that yours won't always be the best.</text:p>
      <text:p text:style-name="P10"/>
      <text:p text:style-name="P10">Number five is make sure you have all the information you need.</text:p>
      <text:p text:style-name="P10"/>
      <text:p text:style-name="P10">Sometimes people are working off assumptions because they don't have access to all the data they need to make a good decision.</text:p>
      <text:p text:style-name="P10"/>
      <text:p text:style-name="P10">If you need more information, you should get it before making your decision.</text:p>
      <text:p text:style-name="P10"/>
      <text:p text:style-name="P10"><text:soft-page-break/>Make arrangements to have a source share data, allow your team time to review it, and then resume your debate at the next meeting.</text:p>
      <text:p text:style-name="P10"/>
      <text:p text:style-name="P10">At that point, you should be able to make an informed decision.</text:p>
      <text:p text:style-name="P10"/>
      <text:p text:style-name="P10">Now, if you and your team simply can't resolve an argument, well, you might consider taking a vote or asking a higher up to decide it for you, or a cage match to the death either or, my advice is to rest on it, if possible, give it a day or until your next meeting and revisit the issue.</text:p>
      <text:p text:style-name="P10"/>
      <text:p text:style-name="P10">Look for new information you could share and ask the others to do the same.</text:p>
      <text:p text:style-name="P10"/>
      <text:p text:style-name="P10">Remember, you're looking to make the best decisions for your team, not just for you.</text:p>
      <text:p text:style-name="P10"/>
      <text:p text:style-name="P10">If you're unsure about leading a collaborative team, don't worry.</text:p>
      <text:p text:style-name="P10"/>
      <text:p text:style-name="P10">The lectures ahead.</text:p>
      <text:p text:style-name="P10"/>
      <text:p text:style-name="P10">We'll share some of the ideas that go into forming and leading a team like this.</text:p>
      <text:p text:style-name="P10"/>
      <text:p text:style-name="P10">And you'll see there are lots of ways to lead and get results with a team like this.</text:p>
      <text:p text:style-name="P10"/>
      <text:p text:style-name="P10">All right, guys.</text:p>
      <text:p text:style-name="P10"/>
      <text:p text:style-name="P10">So for now, it's the next lecture.</text:p>
      <text:p text:style-name="P10"/>
      <text:p text:style-name="P4">section 2: leading collaborative teams</text:p>
      <text:p text:style-name="P5"/>
      <text:p text:style-name="P5">assembling and leading collaborative team</text:p>
      <text:p text:style-name="P5"/>
      <text:p text:style-name="P10">Hey, guys, welcome back.</text:p>
      <text:p text:style-name="P10"/>
      <text:p text:style-name="P10">So we've been discussing the benefits of collaborative teams and how to ensure they work successfully within a company, and perhaps you might be responsible for assembling such a team and leading it after its creation, or you could find yourself in that role at any time.</text:p>
      <text:p text:style-name="P10"/>
      <text:p text:style-name="P10">Well, let's talk about the fundamentals of forming and leading a collaborative team.</text:p>
      <text:p text:style-name="P10"/>
      <text:p text:style-name="P10">First off, these teams can take any size or shape, but your goals will probably determine it.</text:p>
      <text:p text:style-name="P10"/>
      <text:p text:style-name="P10">You might ask for a smaller, more focused team, maybe six or eight people or less, where everyone comes to every meeting.</text:p>
      <text:p text:style-name="P10"/>
      <text:p text:style-name="P10">You start by making group decisions about the vision and goals for the project, and then people go off to take care of the individual work.</text:p>
      <text:p text:style-name="P10"/>
      <text:p text:style-name="P10">They'll probably regularly reconvene in meetings to review progress, but the people involved see each other a lot.</text:p>
      <text:p text:style-name="P10"/>
      <text:p text:style-name="P10">Everyone on the core team is really instrumental in what they're doing as a whole.</text:p>
      <text:p text:style-name="P10"/>
      <text:p text:style-name="P10">Or you might have a larger collaborative team and a lot of cases there's still a core group of people doing most of the work.</text:p>
      <text:p text:style-name="P10"/>
      <text:p text:style-name="P10">But you might also have stakeholders who are people who have a direct interest in the outcome of the team's work.</text:p>
      <text:p text:style-name="P10"/>
      <text:p text:style-name="P10">For example, stakeholders could be directors who want to ensure that certain requirements are being taken care of, or consultants who you only need for certain parts of the project process.</text:p>
      <text:p text:style-name="P10"/>
      <text:p text:style-name="P10">So you probably start off with a big kickoff meeting with everyone to introduce all the people involved and set expectations.</text:p>
      <text:p text:style-name="P10"/>
      <text:p text:style-name="P10">But the main purpose will be to confirm the vision and goals for the project.</text:p>
      <text:p text:style-name="P10"/>
      <text:p text:style-name="P10">After that, the meetings probably only happen with the core team of people who are doing a lot of the work, and they'll meet by themselves to review progress as they go.</text:p>
      <text:p text:style-name="P10"/>
      <text:p text:style-name="P10">Then closer to the end, other stakeholders might jump back in so they can review pieces at certain milestones, or give a final sign off on the work the team has done.</text:p>
      <text:p text:style-name="P10"/>
      <text:p text:style-name="P10">The way you organize your team will be determined by the project and the needs of your business.</text:p>
      <text:p text:style-name="P10"/>
      <text:p text:style-name="P10">You'll need the right skills and talents represented.</text:p>
      <text:p text:style-name="P10"/>
      <text:p text:style-name="P10"><text:soft-page-break/>So your new app development project will need programmers and designers.</text:p>
      <text:p text:style-name="P10"/>
      <text:p text:style-name="P10">Well, a project to plan a new marketing campaign might include copywriters and marketing people.</text:p>
      <text:p text:style-name="P10"/>
      <text:p text:style-name="P10">Ultimately, you want to assemble a team that will be able to reasonably accomplish what oracle you've got within a specific time frame and budget.</text:p>
      <text:p text:style-name="P10"/>
      <text:p text:style-name="P10">Now, as you bring your team together, you'll want to help the group accomplish tasks and goals, but also help the people within the team build relationships, so they can better communicate.</text:p>
      <text:p text:style-name="P10"/>
      <text:p text:style-name="P10">In fact, there's a few things your leader should do when a collaborative team first comes together.</text:p>
      <text:p text:style-name="P10"/>
      <text:p text:style-name="P10">For one thing, it's important to explain why each person is there, what's their value for the team, and what do you expect them to contribute.</text:p>
      <text:p text:style-name="P10"/>
      <text:p text:style-name="P10">For example, you'll know that John will write the code for your new app, but Jennifer, will be writing the copy.</text:p>
      <text:p text:style-name="P10"/>
      <text:p text:style-name="P10">But you want to decide together which app features to include and how you're going to roll them out.</text:p>
      <text:p text:style-name="P10"/>
      <text:p text:style-name="P10">This helps remove any doubt about certain tasks and can help build confidence in your leadership, if it looks like you have a plan.</text:p>
      <text:p text:style-name="P10"/>
      <text:p text:style-name="P10">New collaborative teams can benefit when you include at least two people who already know each other.</text:p>
      <text:p text:style-name="P10"/>
      <text:p text:style-name="P10">If nobody knows each other well, it might be a bit difficult to get conversations going, especially if there are differences of opinion.</text:p>
      <text:p text:style-name="P10"/>
      <text:p text:style-name="P10">But even if just two people know each other, it means you might have some pre-existing chemistry between teammates.</text:p>
      <text:p text:style-name="P10"/>
      <text:p text:style-name="P10">Conversations should be easier to get started.</text:p>
      <text:p text:style-name="P10"/>
      <text:p text:style-name="P10">And if those two people start talking, others should probably follow soon afterwards.</text:p>
      <text:p text:style-name="P10"/>
      <text:p text:style-name="P10">And at all times, team leaders should encourage open and honest conversation during team meetings and discussions.</text:p>
      <text:p text:style-name="P10"/>
      <text:p text:style-name="P10">Leaders should encourage everyone to contribute.</text:p>
      <text:p text:style-name="P10"/>
      <text:p text:style-name="P10">This ensures everyone shares their opinion and that nobody feels left out.</text:p>
      <text:p text:style-name="P10"/>
      <text:p text:style-name="P10">Leaders should encourage one on one meetings and discussions as well.</text:p>
      <text:p text:style-name="P10"/>
      <text:p text:style-name="P10">Not everything has to happen as a group.</text:p>
      <text:p text:style-name="P10"/>
      <text:p text:style-name="P10">In some cases, pairing off and digging into specific topics or tasks can provide helpful focus, and then they can share their findings and progress with the group afterwards.</text:p>
      <text:p text:style-name="P10"><text:soft-page-break/></text:p>
      <text:p text:style-name="P10">And team leaders should create opportunities where teammates can get together socially and get to know each other.</text:p>
      <text:p text:style-name="P10"/>
      <text:p text:style-name="P10">Maybe this happens at the end of the day by sharing drinks or attending an all day team building retreat, whatever.</text:p>
      <text:p text:style-name="P10"/>
      <text:p text:style-name="P10">The links you go to to get team members familiar with each other may depend on how much time you expect them to work together.</text:p>
      <text:p text:style-name="P10"/>
      <text:p text:style-name="P10">Grabbing dinner might be good for a short term team.</text:p>
      <text:p text:style-name="P10"/>
      <text:p text:style-name="P10">All a retreat might make sense for a long term team.</text:p>
      <text:p text:style-name="P10"/>
      <text:p text:style-name="P10">Overall, the more comfortable people are with talking to each other, the better collaboration you should get.</text:p>
      <text:p text:style-name="P10"/>
      <text:p text:style-name="P10">All right, guys.</text:p>
      <text:p text:style-name="P10"/>
      <text:p text:style-name="P10">That's it for now.</text:p>
      <text:p text:style-name="P10"/>
      <text:p text:style-name="P10">See next lecture.</text:p>
      <text:p text:style-name="P4">effective collaborative teams meeting</text:p>
      <text:p text:style-name="P10"/>
      <text:p text:style-name="P10">Hey, guys, welcome back.</text:p>
      <text:p text:style-name="P10"/>
      <text:p text:style-name="P10">Now that we've talked about forming a collaborative team, let's discuss how collaborative meetings work and how you and your team can get the most out of them.</text:p>
      <text:p text:style-name="P10"/>
      <text:p text:style-name="P10">Most meetings follow a simple structure.</text:p>
      <text:p text:style-name="P10"/>
      <text:p text:style-name="P10">You set an agenda, define meeting goals, engage in discussions and interactions and make decisions.</text:p>
      <text:p text:style-name="P10"/>
      <text:p text:style-name="P10">The structure is pretty straightforward.</text:p>
      <text:p text:style-name="P10"/>
      <text:p text:style-name="P10">And how you arrive at your goals is where meetings can get interesting, when you set an agenda for a meeting this needs to happen before you actually hold the meeting.</text:p>
      <text:p text:style-name="P10"/>
      <text:p text:style-name="P10">This enables you to invite the right people and arrange for other needs like projector's, guest speakers, even lunch if necessary.</text:p>
      <text:p text:style-name="P10"/>
      <text:p text:style-name="P10">And when you send invites, you include the agenda so people know what to expect and even include links or files for preparation that can be done before the meeting, like reviewing research.</text:p>
      <text:p text:style-name="P10"/>
      <text:p text:style-name="P10">Steps like this can save you time during the meeting.</text:p>
      <text:p text:style-name="P10"/>
      <text:p text:style-name="P10">Defining the goal for your meeting should also happen before, your goals will guide the meetings, discussions and work, so make sure you invited everyone you need to actually accomplish your goal.</text:p>
      <text:p text:style-name="P10"/>
      <text:p text:style-name="P10">For example, if your goal is to choose a publishing solution for the marketing team, the marketing director might need to be invited to approve the decision, and at the end of your meeting or revisit your goals to make sure you've accomplished what you set out to do.</text:p>
      <text:p text:style-name="P10"/>
      <text:p text:style-name="P10">The main part of your meeting will be your discussions and interactions, based on the agenda and goals you set.</text:p>
      <text:p text:style-name="P10"/>
      <text:p text:style-name="P10">You may have some presentations or research being delivered on relevant topics, but collaborative meeting should have more than just <text:s/>one directional information dump's.</text:p>
      <text:p text:style-name="P10"/>
      <text:p text:style-name="P10">Make sure there are opportunities for people to jump in with ideas and ask questions and let people know what kind of feedback you're hoping for.</text:p>
      <text:p text:style-name="P10"/>
      <text:p text:style-name="P10">Maybe you need to know if there are any possible tech issues with choosing a specific video chat solution for the company.</text:p>
      <text:p text:style-name="P10"/>
      <text:p text:style-name="P10">You're not here to debate if it's a good choice.</text:p>
      <text:p text:style-name="P10"/>
      <text:p text:style-name="P10">You just need to know if technically it'll work.</text:p>
      <text:p text:style-name="P10"/>
      <text:p text:style-name="P10">So frame each topic and discussion, you have by letting people know what you need from them.</text:p>
      <text:p text:style-name="P10"/>
      <text:p text:style-name="P10"><text:soft-page-break/>It should focus everyone's ideas as a result.</text:p>
      <text:p text:style-name="P10"/>
      <text:p text:style-name="P10">Then, based on your discussions and interactions, the group should be able to make informed decisions that relate to the goals you've set. </text:p>
      <text:p text:style-name="P10"/>
      <text:p text:style-name="P10">In meetings like these problems may arise that keep you from accomplishing your goals.</text:p>
      <text:p text:style-name="P10"/>
      <text:p text:style-name="P10">For example, some people might be unwilling to participate or too nervous to share their opinions in front of a group.</text:p>
      <text:p text:style-name="P10"/>
      <text:p text:style-name="P10">Maybe they're naturally soft spoken, but they might also be in the same room with someone who could take offense to their opinion.</text:p>
      <text:p text:style-name="P10"/>
      <text:p text:style-name="P10">You might hesitate before voting down an idea from a designer sitting across from you who is known for being protective of their designs.</text:p>
      <text:p text:style-name="P10"/>
      <text:p text:style-name="P10">So what can we do?</text:p>
      <text:p text:style-name="P10"/>
      <text:p text:style-name="P10">Watch to see who's engaged throughout the meeting?</text:p>
      <text:p text:style-name="P10"/>
      <text:p text:style-name="P10">Are people avoiding chances to talk? or some being aggressive look for chances to involve others and even out the input?</text:p>
      <text:p text:style-name="P10"/>
      <text:p text:style-name="P10">Maybe you tell someone who's constantly chiming in, OK, let's make sure we hear from everyone.</text:p>
      <text:p text:style-name="P10"/>
      <text:p text:style-name="P10">And then you turn to a quieter teammate and say, Hey, Steve, we haven't heard from you.</text:p>
      <text:p text:style-name="P10"/>
      <text:p text:style-name="P10">What's your take on this design?</text:p>
      <text:p text:style-name="P10"/>
      <text:p text:style-name="P10">Another issue is that people might settle for whatever the top person in the room says.</text:p>
      <text:p text:style-name="P10"/>
      <text:p text:style-name="P10">It's usually obvious who the most senior person is in a room, whether it's a manager, VP or whatever.</text:p>
      <text:p text:style-name="P10"/>
      <text:p text:style-name="P10">People might wait to see what they think before giving their thoughts because they don't want to disagree with a superior.</text:p>
      <text:p text:style-name="P10"/>
      <text:p text:style-name="P10">This doesn't really help either. So how do we solve this?</text:p>
      <text:p text:style-name="P10"/>
      <text:p text:style-name="P10">Treat everyone and their ideas equally.</text:p>
      <text:p text:style-name="P10"/>
      <text:p text:style-name="P10">Don't assume a more senior or experienced team member will always give the best ideas.</text:p>
      <text:p text:style-name="P10"/>
      <text:p text:style-name="P10">Try to level the playing field by making each person justify their idea with simple questions like, ok, so how does this satisfy our goal?</text:p>
      <text:p text:style-name="P10"/>
      <text:p text:style-name="P10">If you use a process to evaluate each idea, every team member has to prove their worth.</text:p>
      <text:p text:style-name="P10"/>
      <text:p text:style-name="P10">But what if the group can't come to a consensus?</text:p>
      <text:p text:style-name="P10"/>
      <text:p text:style-name="P10"><text:soft-page-break/>Well, some decisions may split the group.</text:p>
      <text:p text:style-name="P10"/>
      <text:p text:style-name="P10">So what do you do?</text:p>
      <text:p text:style-name="P10"/>
      <text:p text:style-name="P10">It's important to keep digging, to figure out why people are supporting something.</text:p>
      <text:p text:style-name="P10"/>
      <text:p text:style-name="P10">There could be an aspect that means most to them, like the price of a solution or the quality of design.</text:p>
      <text:p text:style-name="P10"/>
      <text:p text:style-name="P10">Keep revisiting your goals to make sure choices are being made, based on the right criteria.</text:p>
      <text:p text:style-name="P10"/>
      <text:p text:style-name="P10">Your goal may be to find a solution if it's a budget, in which case a cheaper solution would be the better one.</text:p>
      <text:p text:style-name="P10"/>
      <text:p text:style-name="P10">Remind everyone of the requirements and you might see some movement on choicesa amongs the team.</text:p>
      <text:p text:style-name="P10"/>
      <text:p text:style-name="P10">So like with any team, conflict can happen.</text:p>
      <text:p text:style-name="P10"/>
      <text:p text:style-name="P10">But as long as you and each person treats each other with respect, you should be able to deal with anything, keep those goals front and center, and your team should be able to complete their meetings effectively and successfully.</text:p>
      <text:p text:style-name="P10"/>
      <text:p text:style-name="P10">All right.</text:p>
      <text:p text:style-name="P10"/>
      <text:p text:style-name="P10">That's it for now.</text:p>
      <text:p text:style-name="P10"/>
      <text:p text:style-name="P10">The next lecture.</text:p>
      <text:p text:style-name="P4">Collaboration lessons from different industrie</text:p>
      <text:p text:style-name="P10"/>
      <text:p text:style-name="P10">So collaborative teams take many different forms because they require flexibility, how teams come together and operate is driven by the team's goals, the informed choices you make about who to involve and what tools to use.</text:p>
      <text:p text:style-name="P10"/>
      <text:p text:style-name="P10">But every industry will probably approach it in a different way.</text:p>
      <text:p text:style-name="P10"/>
      <text:p text:style-name="P10">For example, consider what content marketers do when they collaborate on their work.</text:p>
      <text:p text:style-name="P10"/>
      <text:p text:style-name="P10">Content marketing teams usually include a variety of professionals who collaborate to push pieces through a workflow.</text:p>
      <text:p text:style-name="P10"/>
      <text:p text:style-name="P10">Writers are going to research and produce drafts.</text:p>
      <text:p text:style-name="P10"/>
      <text:p text:style-name="P10">Artists will contribute visuals to make the pieces more interesting.</text:p>
      <text:p text:style-name="P10"/>
      <text:p text:style-name="P10">Content managers might assemble pieces and a publishing platform according to a schedule.</text:p>
      <text:p text:style-name="P10"/>
      <text:p text:style-name="P10">And then lastly, editors will probably review and finalize written work.</text:p>
      <text:p text:style-name="P10"/>
      <text:p text:style-name="P10">Collaboration like this requires tools that enable people to contribute and then pass on work to the next person.</text:p>
      <text:p text:style-name="P10"/>
      <text:p text:style-name="P10">If people fail to do their part well, they become a bottleneck in the process.</text:p>
      <text:p text:style-name="P10"/>
      <text:p text:style-name="P10">If a tool fails to work correctly, another bottleneck could potentially form.</text:p>
      <text:p text:style-name="P10"/>
      <text:p text:style-name="P10">In the end, people and tools need to work together to get content out on time.</text:p>
      <text:p text:style-name="P10"/>
      <text:p text:style-name="P10">In software development, teams of developers, designers QA people or quality assurance people, and other team members will also follow a workflow to develop and launch apps and other programming. </text:p>
      <text:p text:style-name="P10"/>
      <text:p text:style-name="P10">With software, collaboration often includes user testing in which development teams must collaborate with users to determine the readiness of its work.</text:p>
      <text:p text:style-name="P10"/>
      <text:p text:style-name="P10">Test may range from feedback on a single feature to large beta tests involving thousands of users.</text:p>
      <text:p text:style-name="P10"/>
      <text:p text:style-name="P10">Many software teams have found that this kind of collaboration with a community where, you know, the invaluable feedback from a passionate user base can lead to great advances in their work.</text:p>
      <text:p text:style-name="P10"/>
      <text:p text:style-name="P10">In addition to a user community, developers might also rely on a professional community to advance their work.</text:p>
      <text:p text:style-name="P10"/>
      <text:p text:style-name="P10">For example, many programmers belong to a community like GitHub or stack overflow. </text:p>
      <text:p text:style-name="P10"/>
      <text:p text:style-name="P10">GitHub specifically, they can upload programming or code that they've already written.</text:p>
      <text:p text:style-name="P10"/>
      <text:p text:style-name="P10">Their fellow programmers can then take that code, review it and do their own work on it.</text:p>
      <text:p text:style-name="P10"><text:soft-page-break/></text:p>
      <text:p text:style-name="P10">And GitHub will ensure each person's work won't get in the way of another person's work.</text:p>
      <text:p text:style-name="P10"/>
      <text:p text:style-name="P10">But you might also decide to make your code public.</text:p>
      <text:p text:style-name="P10"/>
      <text:p text:style-name="P10">Allowing other developers in the community to review your code or use it to make something of their own.</text:p>
      <text:p text:style-name="P10"/>
      <text:p text:style-name="P10">Online collaboration comes in many forms, but when you can learn from the work of your fellow professionals, it could help new ideas evolve more quickly.</text:p>
      <text:p text:style-name="P10"/>
      <text:p text:style-name="P10">You'll also see this kind of collaboration with fellow professionals in education. </text:p>
      <text:p text:style-name="P10"/>
      <text:p text:style-name="P10">Within a department a teacher might share a new lesson plan with a colleague looking for feedback on the topics, order and so on.</text:p>
      <text:p text:style-name="P10"/>
      <text:p text:style-name="P10">Or a professor might observe another in their classroom to see how they run their class.</text:p>
      <text:p text:style-name="P10"/>
      <text:p text:style-name="P10">Looking for a new perspective on how to approach a topic, discussions or perform new activities.</text:p>
      <text:p text:style-name="P10"/>
      <text:p text:style-name="P10">This collaboration through observation can be extremely helpful for the development of skills, though some professionals might not welcome it.</text:p>
      <text:p text:style-name="P10"/>
      <text:p text:style-name="P10">In industries where employment may be more competitive, it's natural for some professionals to be protective of their knowledge.</text:p>
      <text:p text:style-name="P10"/>
      <text:p text:style-name="P10">They feel the competitive advantage benefits them more than sharing.</text:p>
      <text:p text:style-name="P10"/>
      <text:p text:style-name="P10">And that might be true to a point.</text:p>
      <text:p text:style-name="P10"/>
      <text:p text:style-name="P10">Knowing good techniques may help you do your job or get considered for a new one.</text:p>
      <text:p text:style-name="P10"/>
      <text:p text:style-name="P10">However, when professionals refuse to collaborate, they reduce any trust in them. In the future if they want to collaborate, they may be met with silence.</text:p>
      <text:p text:style-name="P10"/>
      <text:p text:style-name="P10">So while collaboration can build strong teams refusing to collaborate, many will always tear them apart.</text:p>
      <text:p text:style-name="P10"/>
      <text:p text:style-name="P10">And in the health care industry, medical professionals often collaborate with people they've never met.</text:p>
      <text:p text:style-name="P10"/>
      <text:p text:style-name="P10">It's based completely on trust in their system.</text:p>
      <text:p text:style-name="P10"/>
      <text:p text:style-name="P10">When a sick or injured patient visits their doctor and gets a diagnosis, multiple medical professionals may be responsible for carrying out that plan of care.</text:p>
      <text:p text:style-name="P10"/>
      <text:p text:style-name="P10">For example, a patient might have to meet with a nurse, doctor, pharmacist, therapist and multiple staff members to get all the care they need.</text:p>
      <text:p text:style-name="P10"/>
      <text:p text:style-name="P10"><text:soft-page-break/>Professional the patient meets has to put their trust in the one before them, trusting that the right course of action is being taken.</text:p>
      <text:p text:style-name="P10"/>
      <text:p text:style-name="P10">And in return, those professionals will trust that the next person the patient meets will continue to provide care as expected. When a doctor writes a prescription for medicine, a pharmacist doesn't look at the order and say, no, I think I could do something else.</text:p>
      <text:p text:style-name="P10"/>
      <text:p text:style-name="P10">And when a doctor recommends weeks of physical therapy for an injury, that doctor puts their trust in the therapist to carry out those orders.</text:p>
      <text:p text:style-name="P10"/>
      <text:p text:style-name="P10">This cross discipline collaboration only works when professionals trust in each other and keep the best interest of their patient in mind.</text:p>
      <text:p text:style-name="P10"/>
      <text:p text:style-name="P10">So your collaboration may be focused on a product or a service to benefit one customer or many.</text:p>
      <text:p text:style-name="P10"/>
      <text:p text:style-name="P10">But consider the lessons from other industries as you work together and place your trust in the people you might work with.</text:p>
      <text:p text:style-name="P10"/>
      <text:p text:style-name="P10">All right, guys, that's it for now.</text:p>
      <text:p text:style-name="P10"/>
      <text:p text:style-name="P10">See in the next lecture.</text:p>
      <text:p text:style-name="P14">Improving online collaboration</text:p>
      <text:p text:style-name="P10"/>
      <text:p text:style-name="P10">So we've used the last lecture to explain ways to improve collaboration, but online collaboration can present unique challenges.</text:p>
      <text:p text:style-name="P10"/>
      <text:p text:style-name="P10">Many teams might rely on online platforms to do work, share information and communicate with each other.</text:p>
      <text:p text:style-name="P10"/>
      <text:p text:style-name="P10">But some of these teams may have one or two remote freelancers helping out, or maybe the entire team is distributed around the globe.</text:p>
      <text:p text:style-name="P10"/>
      <text:p text:style-name="P10">The point is, is that you might rarely see these people in person.</text:p>
      <text:p text:style-name="P10"/>
      <text:p text:style-name="P10">So making online collaboration work could be an essential part of getting work done for your team.</text:p>
      <text:p text:style-name="P10"/>
      <text:p text:style-name="P10">We mentioned that online collaboration may present some unique challenges.</text:p>
      <text:p text:style-name="P10"/>
      <text:p text:style-name="P10">So, for example, it might be more difficult to have certain kinds of conversations or meetings when nobody's physically in the same room.</text:p>
      <text:p text:style-name="P10"/>
      <text:p text:style-name="P10">For example, you can't always read the room, so to speak, and see people's reactions to things that they're saying.</text:p>
      <text:p text:style-name="P10"/>
      <text:p text:style-name="P10">Seeing nodding heads helps as opposed to icons or virtual avatars just sitting there on the screen.</text:p>
      <text:p text:style-name="P10"/>
      <text:p text:style-name="P10">There are also fewer chances for spontaneous meetings, like when teammates run into each other in the hallway and come up with the plan to meet or even share information right then.</text:p>
      <text:p text:style-name="P10"/>
      <text:p text:style-name="P10">But online collaboration also suffers when everyone doesn't use technology in the same way.</text:p>
      <text:p text:style-name="P10"/>
      <text:p text:style-name="P10">For example, you might use a project management platform like asana or basecamp that includes a commenting feature.</text:p>
      <text:p text:style-name="P10"/>
      <text:p text:style-name="P10">But you might also use a homemade threaded discussion board for discussions.</text:p>
      <text:p text:style-name="P10"/>
      <text:p text:style-name="P10">If it's not clear where discussions should take place, you could end up with people talking in both places, but never really connecting with each other.</text:p>
      <text:p text:style-name="P10"/>
      <text:p text:style-name="P10">Online collaboration might not feel as personal as collaborating in person.</text:p>
      <text:p text:style-name="P10"/>
      <text:p text:style-name="P10">So how can you ensure great collaboration?</text:p>
      <text:p text:style-name="P10"/>
      <text:p text:style-name="P10">So happens when you're not in the same room office or continent.</text:p>
      <text:p text:style-name="P10"/>
      <text:p text:style-name="P10">When you're collaborating online, it's more important than ever to establish a clear process for how work and discussions get done.</text:p>
      <text:p text:style-name="P10"/>
      <text:p text:style-name="P10">People need to know where to look for files, graphics, content and other stuff that's relevant to them.</text:p>
      <text:p text:style-name="P10"/>
      <text:p text:style-name="P10"><text:soft-page-break/>And then if there's any issue or questions, they need to know where to talk about them.</text:p>
      <text:p text:style-name="P10"/>
      <text:p text:style-name="P10">There are a lot of communication tools out there that allow teams to hold meetings or just chat.</text:p>
      <text:p text:style-name="P10"/>
      <text:p text:style-name="P10">Whether you use video tools like Google Hangouts, goto meeting or zoom, to more text heavy ones like slack or HipChat.</text:p>
      <text:p text:style-name="P10"/>
      <text:p text:style-name="P10">Choosing a tool isn't enough, though.</text:p>
      <text:p text:style-name="P10"/>
      <text:p text:style-name="P10">Set some guidelines for where different discussions should happen.</text:p>
      <text:p text:style-name="P10"/>
      <text:p text:style-name="P10">If it's related to our project, well, say it goes in basecamp, but if it's not project related, put it in our other discussion board.</text:p>
      <text:p text:style-name="P10"/>
      <text:p text:style-name="P10">Consider posting these guidelines in some central spot and remind people about them each meeting.</text:p>
      <text:p text:style-name="P10"/>
      <text:p text:style-name="P10">You also need to pick the best tools for your goals.</text:p>
      <text:p text:style-name="P10"/>
      <text:p text:style-name="P10">You need to use apps and platforms that will help your people produce their best work, but also enable collaboration and return.</text:p>
      <text:p text:style-name="P10"/>
      <text:p text:style-name="P10">For example, if your school like the Columbia University and you're developing new online courses, you might start by writing up some course descriptions and learning objectives.</text:p>
      <text:p text:style-name="P10"/>
      <text:p text:style-name="P10">Before you dive into creating a curriculum or assignment, you might use a collaborative writing tool like GoogleDocs or QUIP to rough up a draft like this one, where you fill in pieces of a ready-Made template.</text:p>
      <text:p text:style-name="P10"/>
      <text:p text:style-name="P10">Your work will need to be reviewed.</text:p>
      <text:p text:style-name="P10"/>
      <text:p text:style-name="P10">So you share this document with your editor.</text:p>
      <text:p text:style-name="P10"/>
      <text:p text:style-name="P10">Then they go through and make revisions, comments and other edits.</text:p>
      <text:p text:style-name="P10"/>
      <text:p text:style-name="P10">And soon enough you've got a final draft you can publish online, your process and the tools you need to match up seamlessly.</text:p>
      <text:p text:style-name="P10"/>
      <text:p text:style-name="P10">So consider your requirements while you consider tools.</text:p>
      <text:p text:style-name="P10"/>
      <text:p text:style-name="P10">Don't settle for free tools.</text:p>
      <text:p text:style-name="P10"/>
      <text:p text:style-name="P10">If you have to create lots of workarounds, find a tool that works for you and request a democracy in action.</text:p>
      <text:p text:style-name="P10"/>
      <text:p text:style-name="P10">And when you have teammates located in different places, respect their availability.</text:p>
      <text:p text:style-name="P10"/>
      <text:p text:style-name="P10">Don't penalize team members for being in a different time zone by planning a meeting that's too early or late for them to attend.</text:p>
      <text:p text:style-name="P10"/>
      <text:p text:style-name="P10"><text:soft-page-break/>Talk to your team about their availability and arrange meetings during times and most, if not all your colleagues can attend.</text:p>
      <text:p text:style-name="P10"/>
      <text:p text:style-name="P10">If scheduling is an issue, look for ways to divide up meetings.</text:p>
      <text:p text:style-name="P10"/>
      <text:p text:style-name="P10">Perhaps you could hold an early meeting for one task and a later meeting for a different one.</text:p>
      <text:p text:style-name="P10"/>
      <text:p text:style-name="P10">Consider recording your meetings and making them available for playback if teammates need to see what happened.</text:p>
      <text:p text:style-name="P10"/>
      <text:p text:style-name="P10">In any case, recording your notes from a meeting is pretty standard.</text:p>
      <text:p text:style-name="P10"/>
      <text:p text:style-name="P10">So when your meeting's over, post those notes and a centrally located spot, an email your entire team to share them.</text:p>
      <text:p text:style-name="P10"/>
      <text:p text:style-name="P10">So onliine collaboration is here to stay, but it still requires good planning and choosing the right tools for your team to make it all work.</text:p>
      <text:p text:style-name="P10"/>
      <text:p text:style-name="P10">All right, guys, that's it for now.</text:p>
      <text:p text:style-name="P10"/>
      <text:p text:style-name="P10">See you next year.</text:p>
      <text:p text:style-name="P4">collaboration across teams</text:p>
      <text:p text:style-name="P5"/>
      <text:p text:style-name="P10">Hey, guys, welcome back.</text:p>
      <text:p text:style-name="P10"/>
      <text:p text:style-name="P10">We spent a lot of time talking about how to assemble and work with the best team possible, but there are some times when we need to expand beyond our own people and bring in experts and other skilled colleagues from different teams.</text:p>
      <text:p text:style-name="P10"/>
      <text:p text:style-name="P10">This is fairly common when bigger projects come up.</text:p>
      <text:p text:style-name="P10"/>
      <text:p text:style-name="P10">If you've ever been part of a website redesign project, for instance, you might have seen representatives from pretty much every team in the company.</text:p>
      <text:p text:style-name="P10"/>
      <text:p text:style-name="P10">There's a great benefit when someone from another team joins your group.</text:p>
      <text:p text:style-name="P10"/>
      <text:p text:style-name="P10">In fact, when you're nothing but a team of developers, for example, and a marketing person, Hopsin, to help with the part of a project, you suddenly have access to their knowledge and expertise.</text:p>
      <text:p text:style-name="P10"/>
      <text:p text:style-name="P10">That is, if you make them feel welcome enough to share it, even though marketing people are generally annoying.</text:p>
      <text:p text:style-name="P10"/>
      <text:p text:style-name="P10">And so when any new person joins your team, it's important to welcome them and introduce them to everyone else.</text:p>
      <text:p text:style-name="P10"/>
      <text:p text:style-name="P10">If you have a kickoff meeting, you'd invite everyone possible so that everyone knows who everybody is.</text:p>
      <text:p text:style-name="P10"/>
      <text:p text:style-name="P10">It can be a big help to attach faces to names you'll see in documents and online later.</text:p>
      <text:p text:style-name="P10"/>
      <text:p text:style-name="P10">But if someone is joining a project midstream, make it a point to add them to current discussions and processes where appropriate.</text:p>
      <text:p text:style-name="P10"/>
      <text:p text:style-name="P10">Start a new discussion thread like Welcome Jeff Jeffries, you know, that's his name and let everyone know who he is, why he's there and how he'll help the team.</text:p>
      <text:p text:style-name="P10"/>
      <text:p text:style-name="P10">When you get representatives from other teams involved with your discussions and projects, they could bring all new perspectives to your work.</text:p>
      <text:p text:style-name="P10"/>
      <text:p text:style-name="P10">So it's also worth considering inviting them to your regular meetings.</text:p>
      <text:p text:style-name="P10"/>
      <text:p text:style-name="P10">Their perspective could be valuable.</text:p>
      <text:p text:style-name="P10"/>
      <text:p text:style-name="P10">There's a risk that happens when you have a group entirely made up of like minded people and it's called Group Think.</text:p>
      <text:p text:style-name="P10"/>
      <text:p text:style-name="P10">Instead of challenging others in the group, team members might avoid conflict just to keep everyone happy and move things along.</text:p>
      <text:p text:style-name="P10"/>
      <text:p text:style-name="P10"><text:soft-page-break/>Now you want to encourage open and honest discussion amongst the teams, but when you include people from different areas of the business who have different experience, they could also help raise issues that are new and interesting.</text:p>
      <text:p text:style-name="P10"/>
      <text:p text:style-name="P10">No matter who's involved or what team they're on, it's also important for people to leave their titles at the door.</text:p>
      <text:p text:style-name="P10"/>
      <text:p text:style-name="P10">There's no denying that certain teammates may have more authority than others, like if a VP is required to make a final decision on options the group has been researching.</text:p>
      <text:p text:style-name="P10"/>
      <text:p text:style-name="P10">But when a team needs you openly and honestly based around ideas, challenge each other and collaborate without fear.</text:p>
      <text:p text:style-name="P10"/>
      <text:p text:style-name="P10">People need to see each other as equals.</text:p>
      <text:p text:style-name="P10"/>
      <text:p text:style-name="P10">So team members should make a point to encourage everyone to participate when possible.</text:p>
      <text:p text:style-name="P10"/>
      <text:p text:style-name="P10">And what, for any instances where teammates might be trying to use their position to influence others, make it a point to also include these colleagues from other teams in your online platforms.</text:p>
      <text:p text:style-name="P10"/>
      <text:p text:style-name="P10">They might not need complete access to everything, but if you invite them to participate in online discussions or to view certain parts of a project online, their involvement could speed up parts of an approval process.</text:p>
      <text:p text:style-name="P10"/>
      <text:p text:style-name="P10">Instead of needing to meet well, they could review copy for a marketing campaign online, for example, and online or in person.</text:p>
      <text:p text:style-name="P10"/>
      <text:p text:style-name="P10">It's also important for collaboration to hold meetings in the right location.</text:p>
      <text:p text:style-name="P10"/>
      <text:p text:style-name="P10">The location for your meeting needs to help satisfy basic needs, like making sure there's enough seats and the right kind of technology is available.</text:p>
      <text:p text:style-name="P10"/>
      <text:p text:style-name="P10">However, you don't have to have all your meetings in the same place, especially with multiple teams being represented.</text:p>
      <text:p text:style-name="P10"/>
      <text:p text:style-name="P10">Consider rotating the meeting location and holding it near each group's location, which could be on different floors or of different parts of the building.</text:p>
      <text:p text:style-name="P10"/>
      <text:p text:style-name="P10">Maybe the I.T. guys in the basement who come up to your meeting have to travel the furthest.</text:p>
      <text:p text:style-name="P10"/>
      <text:p text:style-name="P10">It might be seen as a nice gesture to suggest holding the next meeting in their conference room.</text:p>
      <text:p text:style-name="P10"/>
      <text:p text:style-name="P10">Instead, you might also hold meetings in a neutral area like a common conference room or even outside the office.</text:p>
      <text:p text:style-name="P10"/>
      <text:p text:style-name="P10">And if your work involves planning an event, for example, it would also make sense to visit the location, walk the room to see what the place is like.</text:p>
      <text:p text:style-name="P10"/>
      <text:p text:style-name="P10"><text:soft-page-break/>In any case, you don't want to make it appear that there's any sort of imbalance in the power structure of the team by including or not including certain people treating people differently or holding meetings just in one place.</text:p>
      <text:p text:style-name="P10"/>
      <text:p text:style-name="P10">It's important everyone involved feels like equals.</text:p>
      <text:p text:style-name="P10"/>
      <text:p text:style-name="P10">So they're confident in the team and the process and willing to do whatever it takes to hash out ideas and come up with the best decisions possible.</text:p>
      <text:p text:style-name="P10"/>
      <text:p text:style-name="P10">All right, guys, that's it for now.</text:p>
      <text:p text:style-name="P10"/>
      <text:p text:style-name="P10">See you next lecture.</text:p>
      <text:p text:style-name="P4">How to create a culture of collaboration</text:p>
      <text:p text:style-name="P10"/>
      <text:p text:style-name="P10">All right, guys.</text:p>
      <text:p text:style-name="P10"/>
      <text:p text:style-name="P10">Welcome back.</text:p>
      <text:p text:style-name="P10"/>
      <text:p text:style-name="P10">So we've spoken for a while now on how to collaborate with team members and at one point we talked about how to assemble a team that's primed for collaboration.</text:p>
      <text:p text:style-name="P10"/>
      <text:p text:style-name="P10">But even if you got all the people and all the tools you need, collaboration still need support from an organization in order to work, it needs to be part of its culture.</text:p>
      <text:p text:style-name="P10"/>
      <text:p text:style-name="P10">So how do you make that happen?</text:p>
      <text:p text:style-name="P10"/>
      <text:p text:style-name="P10">For one thing, collaboration needs to be an established organizational value.</text:p>
      <text:p text:style-name="P10"/>
      <text:p text:style-name="P10">That means collaboration can't just be a buzzword.</text:p>
      <text:p text:style-name="P10"/>
      <text:p text:style-name="P10">CEOs or managers occasionally sprinkle into their monthly all staff meetings.</text:p>
      <text:p text:style-name="P10"/>
      <text:p text:style-name="P10">They need to show their belief in it by either participating in collaboration or supporting directly themselves.</text:p>
      <text:p text:style-name="P10"/>
      <text:p text:style-name="P10">If you're on a team, you leave your title at the door and support the goals agreed upon by the team.</text:p>
      <text:p text:style-name="P10"/>
      <text:p text:style-name="P10">But if you're in a leadership position, supporting collaboration means listening to the needs of your teams and ensuring teammates are working together.</text:p>
      <text:p text:style-name="P10"/>
      <text:p text:style-name="P10">You need to attend meetings and watch how people interact.</text:p>
      <text:p text:style-name="P10"/>
      <text:p text:style-name="P10">It also means providing for them however you can.</text:p>
      <text:p text:style-name="P10"/>
      <text:p text:style-name="P10">For example, you might decide to offer training and make sure employees and managers alike understand the fundamentals of collaboration and how it should work.</text:p>
      <text:p text:style-name="P10"/>
      <text:p text:style-name="P10">Or maybe you arrange for team building events or workshops.</text:p>
      <text:p text:style-name="P10"/>
      <text:p text:style-name="P10">To put it another way, you need to put your money where your mouth is.</text:p>
      <text:p text:style-name="P10"/>
      <text:p text:style-name="P10">Don't just talk about it, actually invest in collaboration and you'll see greater returns.</text:p>
      <text:p text:style-name="P10"/>
      <text:p text:style-name="P10">Another way to promote collaboration is by hiring the right people.</text:p>
      <text:p text:style-name="P10"/>
      <text:p text:style-name="P10">When you hire people with collaborative skills and tendencies, it will benefit your teams in the long run.</text:p>
      <text:p text:style-name="P10"/>
      <text:p text:style-name="P10">So when you're hiring right job descriptions and emphasize your focus on collaborative work and use interview questions to see what candidates think about it, avoid people who'd rather work by themselves or dislike teams.</text:p>
      <text:p text:style-name="P10"><text:soft-page-break/></text:p>
      <text:p text:style-name="P10">Look for people with the right skills and personality.</text:p>
      <text:p text:style-name="P10"/>
      <text:p text:style-name="P10">It'll make future projects much easier to complete.</text:p>
      <text:p text:style-name="P10"/>
      <text:p text:style-name="P10">Choosing the right collaborative tools also can benefit teams, look for apps or platforms that support your team's unique needs.</text:p>
      <text:p text:style-name="P10"/>
      <text:p text:style-name="P10">Do you need workflow like capability such as the content marketing or software teams that we mentioned in a previous lecture?</text:p>
      <text:p text:style-name="P10"/>
      <text:p text:style-name="P10">Or maybe you need tools that enable various kinds of communication from mobile messaging to video chat.</text:p>
      <text:p text:style-name="P10"/>
      <text:p text:style-name="P10">Also, don't underestimate the value of a threaded a discussion board.</text:p>
      <text:p text:style-name="P10"/>
      <text:p text:style-name="P10">Online discussion boards allow anyone to raise helpful questions or issues.</text:p>
      <text:p text:style-name="P10"/>
      <text:p text:style-name="P10">Colleagues can talk through ideas, problems and even use it for social interaction.</text:p>
      <text:p text:style-name="P10"/>
      <text:p text:style-name="P10">Any way for teams to converge and get to know each other better, both professionally and personally, is going to be a good thing.</text:p>
      <text:p text:style-name="P10"/>
      <text:p text:style-name="P10">Collaboration can also benefit from where your employees sit.</text:p>
      <text:p text:style-name="P10"/>
      <text:p text:style-name="P10">Instead of hiding people behind cubicle walls, many offices have a more open design where people can interact more easily.</text:p>
      <text:p text:style-name="P10"/>
      <text:p text:style-name="P10">So you might consider an open workplace design or an activity based workplace.</text:p>
      <text:p text:style-name="P10"/>
      <text:p text:style-name="P10">It's called in ABW, ABW or activity-based-workplaces allow employees to choose where they want to sit every single day.</text:p>
      <text:p text:style-name="P10"/>
      <text:p text:style-name="P10">Their choice is based on where they need to be.</text:p>
      <text:p text:style-name="P10"/>
      <text:p text:style-name="P10">So one day a team of writers might work in a conference room since they need to brainstorm and work through ideas.</text:p>
      <text:p text:style-name="P10"/>
      <text:p text:style-name="P10">Another day, writers might work alongside SEO specialists to discuss the performance of past writing pieces on their website.</text:p>
      <text:p text:style-name="P10"/>
      <text:p text:style-name="P10">And another day they might work in an isolation pod to focus on writing without interruption.</text:p>
      <text:p text:style-name="P10"/>
      <text:p text:style-name="P10">Some employees don't realize how the physical workspace can affect productivity or collaboration.</text:p>
      <text:p text:style-name="P10"/>
      <text:p text:style-name="P10">So allowing teams to work where they need to be could make a big difference.</text:p>
      <text:p text:style-name="P10"/>
      <text:p text:style-name="P10">But above all, collaboration will only work if leaders trust teams to make the right decisions.</text:p>
      <text:p text:style-name="P10"/>
      <text:p text:style-name="P10"><text:soft-page-break/>When the participants of a project or team know they can actually institute the changes they want to make or that there is support behind what they're creating, it gives their work more meaning.</text:p>
      <text:p text:style-name="P10"/>
      <text:p text:style-name="P10">They'll be more invested and will put maximum effort behind their work.</text:p>
      <text:p text:style-name="P10"/>
      <text:p text:style-name="P10">So if you have any direction or requirements for a collaborative team, provide them with any necessary guidelines and then get out of the way and let them do their work.</text:p>
      <text:p text:style-name="P10"/>
      <text:p text:style-name="P10">So collaboration needs to be promoted by leadership.</text:p>
      <text:p text:style-name="P10"/>
      <text:p text:style-name="P10">And more than just words, show your teams you believe in collaboration through investment planning and trust, and those teams will respond with great collaborative work.</text:p>
      <text:p text:style-name="P10"/>
      <text:p text:style-name="P10">That being said, see in the next lecture.</text:p>
      <text:p text:style-name="P4">Conclusions</text:p>
      <text:p text:style-name="P10"/>
      <text:p text:style-name="P10">All right, guys, welcome back.</text:p>
      <text:p text:style-name="P10"/>
      <text:p text:style-name="P10">So as we've discussed, teams come in many different shapes, sizes and flavors, your industry and business will determine the goals and customers you're aiming for.</text:p>
      <text:p text:style-name="P10"/>
      <text:p text:style-name="P10">But no matter where you work, collaboration can be a massive benefit for your work, both individually and as a team.</text:p>
      <text:p text:style-name="P10"/>
      <text:p text:style-name="P10">But whether your team is an office or online, the team is large or small.</text:p>
      <text:p text:style-name="P10"/>
      <text:p text:style-name="P10">And regardless of your goals, collaboration won't work without trust, trust in your teammates, trust in your leaders, and trust in the process, you're a part of.</text:p>
      <text:p text:style-name="P10"/>
      <text:p text:style-name="P10">The better you know your teammates and the more you've worked with them, the easier it should be to trust them.</text:p>
      <text:p text:style-name="P10"/>
      <text:p text:style-name="P10">So make it a point to talk to them, ask them questions, and don't avoid situations where you could get to know them better.</text:p>
      <text:p text:style-name="P10"/>
      <text:p text:style-name="P10">You might find yourself in a situation where you could serve as a mentor, passing on helpful advice to a less experienced teammate.</text:p>
      <text:p text:style-name="P10"/>
      <text:p text:style-name="P10">They're putting their trust in you.</text:p>
      <text:p text:style-name="P10"/>
      <text:p text:style-name="P10">But when the tables are turned and you need advice, you'll see why collaboration and trust work hand in hand, when your leaders openly promote helpful values like collaboration, demonstrating their support by providing tools and training.</text:p>
      <text:p text:style-name="P10"/>
      <text:p text:style-name="P10">That support is a great feeling.</text:p>
      <text:p text:style-name="P10"/>
      <text:p text:style-name="P10">So if you find yourself in a leadership spot, think about how to provide the best support.</text:p>
      <text:p text:style-name="P10"/>
      <text:p text:style-name="P10">But in the spirit of collaboration, make it a point to talk to your team as well.</text:p>
      <text:p text:style-name="P10"/>
      <text:p text:style-name="P10">Don't do what you think is best.</text:p>
      <text:p text:style-name="P10"/>
      <text:p text:style-name="P10">Do what you know is best, because you've talked it over with your teams use their expertise to select the best tools for the job and allow them to trust you, because when they do, they'll work harder and get the job done.</text:p>
      <text:p text:style-name="P10"/>
      <text:p text:style-name="P10">Ultimately, collaboration is about trust and sharing.</text:p>
      <text:p text:style-name="P10"/>
      <text:p text:style-name="P10">You're sharing work and responsibility, but you're also sharing the success that you achieve.</text:p>
      <text:p text:style-name="P10"/>
      <text:p text:style-name="P10">When teams overcome obstacles together, it puts them in a great position to achieve even more the next time they work together.</text:p>
      <text:p text:style-name="P10"/>
      <text:p text:style-name="P10"><text:soft-page-break/>So remember to trust and share and enjoy every opportunity you get to collaborate with your talented colleagues.</text:p>
      <text:p text:style-name="P10"/>
      <text:p text:style-name="P10">All right, guys, thanks for watching.</text:p>
      <text:p text:style-name="P10"/>
      <text:p text:style-name="P10">See you next tim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11:18:11.159935307</meta:creation-date>
    <dc:date>2022-06-27T10:15:10.562223368</dc:date>
    <meta:editing-duration>P1DT3H21M22S</meta:editing-duration>
    <meta:editing-cycles>16</meta:editing-cycles>
    <meta:generator>LibreOffice/7.2.7.2$Linux_X86_64 LibreOffice_project/8d71d29d553c0f7dcbfa38fbfda25ee34cce99a2</meta:generator>
    <meta:document-statistic meta:table-count="0" meta:image-count="0" meta:object-count="0" meta:page-count="33" meta:paragraph-count="541" meta:word-count="9054" meta:character-count="52841" meta:non-whitespace-character-count="44321"/>
  </office:meta>
</office:document-meta>
</file>